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ewriter" svg:font-family="'Tlwg Typewriter'"/>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color="#0a0012" loext:opacity="100%" style:font-name="Tlwg Typewriter" fo:font-size="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1349</text:p>
      <text:p text:style-name="P1">Subject: Zhao Jing</text:p>
      <text:p text:style-name="P1">Age: 8 yo.</text:p>
      <text:p text:style-name="P1">Height: 0.65 ft.</text:p>
      <text:p text:style-name="P1">Blood Type: B+</text:p>
      <text:p text:style-name="P1">Description: Light skin, dark straight hair, brown eyes. Asian.</text:p>
      <text:p text:style-name="Text_20_body"/>
      <text:p text:style-name="Text_20_body"/>
      <text:p text:style-name="P1">Son of Zhao Feng and Gabriela Sanchez. Reported lost by his father on April 5th 1985, he was last seen close to "Nueva Esperanza Park" on Two Angels avenue. Subject was wearing a green coat and a baseball ha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ewriter" svg:font-family="'Tlwg Typewrite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22:25:08.450228953</meta:creation-date>
    <dc:date>2023-11-19T22:25:27.019084356</dc:date>
    <meta:editing-duration>PT19S</meta:editing-duration>
    <meta:editing-cycles>1</meta:editing-cycles>
    <meta:document-statistic meta:table-count="0" meta:image-count="0" meta:object-count="0" meta:page-count="1" meta:paragraph-count="7" meta:word-count="62" meta:character-count="341" meta:non-whitespace-character-count="286"/>
    <meta:generator>LibreOffice/7.3.7.2$Linux_X86_64 LibreOffice_project/30$Build-2</meta:generator>
  </office:meta>
</office:document-meta>
</file>